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pitch="variable"/>
    <style:font-face style:name="Caladea1" svg:font-family="Caladea" style:font-pitch="variable"/>
    <style:font-face style:name="Arial2" svg:font-family="Arial" style:font-family-generic="roman" style:font-pitch="variable"/>
    <style:font-face style:name="Caladea" svg:font-family="Caladea" style:font-family-generic="roman" style:font-pitch="variable"/>
    <style:font-face style:name="Liberation Sans" svg:font-family="'Liberation Sans'" style:font-family-generic="roman" style:font-pitch="variable"/>
    <style:font-face style:name="Arial3" svg:font-family="Arial" style:font-family-generic="system" style:font-pitch="variable"/>
    <style:font-face style:name="Caladea2" svg:font-family="Calade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26cm" svg:stroke-color="#595959" draw:stroke-linejoin="round" draw:fill="none" draw:textarea-vertical-align="middle" draw:auto-grow-height="false" draw:fit-to-size="false" fo:min-height="0cm" fo:min-width="0cm" fo:padding-top="0.254cm" fo:padding-bottom="0.254cm" fo:padding-left="0.254cm" fo:padding-right="0.254cm" fo:wrap-option="wrap"/>
    </style:style>
    <style:style style:name="gr3" style:family="graphic" style:parent-style-name="standard">
      <style:graphic-properties draw:stroke="solid" svg:stroke-width="0.026cm" svg:stroke-color="#595959" draw:stroke-linejoin="round" draw:fill="solid" draw:fill-color="#ffd966" draw:textarea-vertical-align="middle" draw:auto-grow-height="false" draw:fit-to-size="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595959" draw:stroke-linejoin="round" draw:fill="solid" draw:fill-color="#eeeeee" draw:textarea-vertical-align="middle" draw:auto-grow-height="false" draw:fit-to-size="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595959" draw:stroke-linejoin="round" draw:fill="solid" draw:fill-color="#eeeeee" draw:textarea-vertical-align="middle" draw:auto-grow-height="false" draw:fit-to-size="false" fo:min-height="0cm" fo:min-width="0cm" fo:padding-top="0.254cm" fo:padding-bottom="0.254cm" fo:padding-left="0.254cm" fo:padding-right="0.254cm" fo:wrap-option="wrap"/>
    </style:style>
    <style:style style:name="gr6" style:family="graphic" style:parent-style-name="standard">
      <style:graphic-properties draw:stroke="solid" svg:stroke-width="0.026cm" svg:stroke-color="#595959" draw:stroke-linejoin="round" draw:fill="solid" draw:fill-color="#ffe599" draw:textarea-vertical-align="middle" draw:auto-grow-height="false" draw:fit-to-size="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8" style:family="graphic" style:parent-style-name="standard">
      <style:graphic-properties draw:stroke="solid" svg:stroke-width="0.026cm" svg:stroke-color="#0000ff" draw:stroke-linejoin="round" draw:fill="solid" draw:fill-color="#eeeeee" draw:textarea-vertical-align="middle" draw:auto-grow-height="false" draw:fit-to-size="false" fo:min-height="0cm" fo:min-width="0cm" fo:padding-top="0.254cm" fo:padding-bottom="0.254cm" fo:padding-left="0.254cm" fo:padding-right="0.254cm" fo:wrap-option="wrap"/>
    </style:style>
    <style:style style:name="gr9" style:family="graphic" style:parent-style-name="standard">
      <style:graphic-properties draw:stroke="solid" svg:stroke-width="0.026cm" svg:stroke-color="#595959" draw:stroke-linejoin="round" draw:fill="solid" draw:fill-color="#eeeee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026cm" svg:stroke-color="#595959" draw:stroke-linejoin="round" draw:fill="none" draw:textarea-vertical-align="middle" draw:auto-grow-height="false" draw:fit-to-size="false" fo:min-height="0cm" fo:min-width="0cm" fo:padding-top="0.254cm" fo:padding-bottom="0.254cm" fo:padding-left="0.254cm" fo:padding-right="0.254cm" fo:wrap-option="wrap"/>
    </style:style>
    <style:style style:name="gr11" style:family="graphic" style:parent-style-name="standard">
      <style:graphic-properties draw:stroke="solid" svg:stroke-width="0.026cm" svg:stroke-color="#595959" draw:stroke-linejoin="round" draw:fill="solid" draw:fill-color="#ffe599" draw:textarea-vertical-align="middle" draw:auto-grow-height="false" draw:fit-to-size="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20_and_20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style>
    <style:style style:name="P2" style:family="paragraph">
      <style:paragraph-properties fo:text-align="start" style:font-independent-line-spacing="true"/>
      <style:text-properties fo:font-size="52pt"/>
    </style:style>
    <style:style style:name="P3" style:family="paragraph">
      <style:paragraph-properties fo:text-align="start" style:font-independent-line-spacing="true"/>
      <style:text-properties fo:font-size="28pt"/>
    </style:style>
    <style:style style:name="P4" style:family="paragraph">
      <style:paragraph-properties fo:text-align="start" style:font-independent-line-spacing="true"/>
      <style:text-properties fo:font-size="11pt"/>
    </style:style>
    <style:style style:name="P5" style:family="paragraph">
      <style:paragraph-properties fo:margin-left="0cm" fo:margin-right="0cm" fo:margin-top="0cm" fo:margin-bottom="0cm" fo:line-height="100%" fo:text-align="start" fo:text-indent="0cm" style:writing-mode="lr-tb"/>
    </style:style>
    <style:style style:name="P6" style:family="paragraph">
      <style:paragraph-properties fo:margin-left="0cm" fo:margin-right="0cm" fo:margin-top="0cm" fo:margin-bottom="0.564cm" fo:line-height="100%" fo:text-align="start" fo:text-indent="0cm" style:writing-mode="lr-tb"/>
    </style:style>
    <style:style style:name="P7" style:family="paragraph">
      <style:paragraph-properties fo:text-align="start" style:font-independent-line-spacing="true"/>
      <style:text-properties fo:font-size="18pt"/>
    </style:style>
    <style:style style:name="P8" style:family="paragraph">
      <style:paragraph-properties fo:text-align="start" style:font-independent-line-spacing="true"/>
      <style:text-properties fo:font-size="14pt"/>
    </style:style>
    <style:style style:name="P9" style:family="paragraph">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Arial1" fo:font-size="52pt" fo:letter-spacing="normal" fo:font-style="normal" style:text-underline-style="none" fo:font-weight="normal" style:font-name-asian="Arial1" style:font-size-asian="52pt" style:font-style-asian="normal" style:font-weight-asian="normal" style:font-name-complex="Arial1" style:font-size-complex="52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36pt" fo:letter-spacing="normal" fo:font-style="normal" style:text-underline-style="none" fo:font-weight="bold" style:font-name-asian="Arial1" style:font-size-asian="36pt" style:font-style-asian="normal" style:font-weight-asian="bold" style:font-name-complex="Arial1" style:font-size-complex="36pt" style:font-style-complex="normal" style:font-weight-complex="bold"/>
    </style:style>
    <style:style style:name="T4" style:family="text">
      <style:text-properties fo:font-variant="normal" fo:text-transform="none" fo:color="#595959" style:text-line-through-style="none" style:text-line-through-type="none" style:text-position="0% 100%" style:font-name="Arial1" fo:font-size="36pt" fo:letter-spacing="normal" fo:font-style="normal" style:text-underline-style="none" fo:font-weight="normal" style:font-name-asian="Arial1" style:font-size-asian="36pt" style:font-style-asian="normal" style:font-weight-asian="normal" style:font-name-complex="Arial1" style:font-size-complex="36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36pt" fo:letter-spacing="normal" fo:font-style="normal" style:text-underline-style="none" fo:font-weight="normal" style:font-name-asian="Arial1" style:font-size-asian="36pt" style:font-style-asian="normal" style:font-weight-asian="normal" style:font-name-complex="Arial1" style:font-size-complex="3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1" fo:font-size="13pt" fo:letter-spacing="normal" fo:font-style="normal" style:text-underline-style="none" fo:font-weight="normal" style:font-name-asian="Arial1" style:font-size-asian="13pt" style:font-style-asian="normal" style:font-weight-asian="normal" style:font-name-complex="Arial1" style:font-size-complex="13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bold" style:font-name-asian="Arial1" style:font-size-asian="16pt" style:font-style-asian="normal" style:font-weight-asian="bold" style:font-name-complex="Arial1" style:font-size-complex="16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12" style:family="text">
      <style:text-properties fo:font-variant="normal" fo:text-transform="none" fo:color="#595959"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hape 54" presentation:style-name="pr1" draw:text-style-name="P2" draw:layer="layout" svg:width="23.667cm" svg:height="5.701cm" svg:x="0.866cm" svg:y="2.068cm" presentation:class="title" presentation:user-transformed="true">
          <draw:text-box>
            <text:p text:style-name="P1"><text:span text:style-name="T1">Peer to Peer Science</text:span><text:span text:style-name="T1"><text:line-break/></text:span><text:span text:style-name="T1">Old &amp; New</text:span></text:p>
          </draw:text-box>
        </draw:frame>
        <draw:frame draw:name="Shape 55" presentation:style-name="pr2" draw:text-style-name="P3" draw:layer="layout" svg:width="23.667cm" svg:height="3.427cm" svg:x="0.866cm" svg:y="10.413cm" presentation:class="subtitle" presentation:user-transformed="true">
          <draw:text-box>
            <text:p text:style-name="P1"><text:span text:style-name="T2">Computationally Active Living Knowledge Network</text:span></text:p>
            <text:p text:style-name="P1"><text:span text:style-name="T2">Secured by a Science Blockchain</text:span></text:p>
          </draw:text-box>
        </draw:frame>
        <presentation:notes draw:style-name="dp2">
          <draw:page-thumbnail draw:name="Shape 51" draw:style-name="gr1" draw:layer="layout" svg:width="16.933cm" svg:height="9.524cm" svg:x="1.059cm" svg:y="1.905cm" draw:page-number="1" presentation:class="page"/>
          <draw:frame draw:name="Shape 52" presentation:style-name="pr3" draw:text-style-name="P4" draw:layer="layout" svg:width="15.239cm" svg:height="11.429cm" svg:x="1.905cm" svg:y="12.065cm" presentation:class="notes" presentation:placeholder="true" presentation:user-transformed="true">
            <draw:text-box/>
          </draw:frame>
        </presentation:notes>
      </draw:page>
      <draw:page draw:name="Agenda" draw:style-name="dp1" draw:master-page-name="Title_20_and_20_body" presentation:presentation-page-layout-name="AL2T1">
        <office:forms form:automatic-focus="false" form:apply-design-mode="false"/>
        <draw:frame draw:name="Shape 60" presentation:style-name="pr4" draw:text-style-name="P3" draw:layer="layout" svg:width="23.667cm" svg:height="1.59cm" svg:x="0.866cm" svg:y="1.236cm" presentation:class="title" presentation:user-transformed="true">
          <draw:text-box>
            <text:p text:style-name="P5"><text:span text:style-name="T3">Agenda</text:span></text:p>
          </draw:text-box>
        </draw:frame>
        <draw:frame draw:name="Shape 61" presentation:style-name="pr5" draw:text-style-name="P7" draw:layer="layout" svg:width="23.667cm" svg:height="9.489cm" svg:x="0.866cm" svg:y="3.201cm" presentation:class="outline" presentation:user-transformed="true">
          <draw:text-box>
            <text:p text:style-name="P6"><text:span text:style-name="T4">Vision</text:span></text:p>
            <text:p text:style-name="P6"><text:span text:style-name="T4">Bring data to the computation</text:span></text:p>
            <text:p text:style-name="P6"><text:span text:style-name="T4">Bring Computation to the data</text:span></text:p>
            <text:p text:style-name="P6"><text:span text:style-name="T4">Summary</text:span></text:p>
          </draw:text-box>
        </draw:frame>
        <presentation:notes draw:style-name="dp2">
          <draw:page-thumbnail draw:name="Shape 57" draw:style-name="gr1" draw:layer="layout" svg:width="16.932cm" svg:height="9.524cm" svg:x="1.059cm" svg:y="1.905cm" draw:page-number="2" presentation:class="page"/>
          <draw:frame draw:name="Shape 58" presentation:style-name="pr6" draw:text-style-name="P4" draw:layer="layout" svg:width="15.239cm" svg:height="11.429cm" svg:x="1.905cm" svg:y="12.065cm" presentation:class="notes" presentation:placeholder="true" presentation:user-transformed="true">
            <draw:text-box/>
          </draw:frame>
        </presentation:notes>
      </draw:page>
      <draw:page draw:name="Vision" draw:style-name="dp1" draw:master-page-name="Title_20_and_20_body" presentation:presentation-page-layout-name="AL2T1">
        <office:forms form:automatic-focus="false" form:apply-design-mode="false"/>
        <draw:frame draw:name="Shape 66" presentation:style-name="pr4" draw:text-style-name="P3" draw:layer="layout" svg:width="23.667cm" svg:height="1.59cm" svg:x="0.866cm" svg:y="1.236cm" presentation:class="title" presentation:user-transformed="true">
          <draw:text-box>
            <text:p text:style-name="P5"><text:span text:style-name="T3">Vision</text:span></text:p>
          </draw:text-box>
        </draw:frame>
        <draw:frame draw:name="Shape 67" presentation:style-name="pr5" draw:text-style-name="P7" draw:layer="layout" svg:width="23.667cm" svg:height="6.267cm" svg:x="0.866cm" svg:y="3.201cm" presentation:class="outline" presentation:user-transformed="true">
          <draw:text-box>
            <text:p text:style-name="P6"><text:span text:style-name="T4">Decentralized way to conduct science</text:span></text:p>
            <text:p text:style-name="P6"><text:span text:style-name="T4">Immutable evidence validated outcomes</text:span></text:p>
            <text:p text:style-name="P6"><text:span text:style-name="T4">Secured by blockchains</text:span></text:p>
          </draw:text-box>
        </draw:frame>
        <draw:custom-shape draw:name="Shape 68" draw:style-name="gr2" draw:text-style-name="P8" draw:layer="layout" svg:width="12.096cm" svg:height="1.407cm" svg:x="5.773cm" svg:y="12.585cm">
          <text:p text:style-name="P1"><text:span text:style-name="T5">BLOCKCH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 draw:style-name="gr3" draw:text-style-name="P8" draw:layer="layout" svg:width="12.096cm" svg:height="1.407cm" svg:x="5.773cm" svg:y="11.177cm">
          <text:p text:style-name="P1"><text:span text:style-name="T5">Discovery 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3" draw:style-name="gr1" draw:layer="layout" svg:width="16.932cm" svg:height="9.524cm" svg:x="1.059cm" svg:y="1.905cm" draw:page-number="3" presentation:class="page"/>
          <draw:frame draw:name="Shape 64" presentation:style-name="pr6" draw:text-style-name="P4" draw:layer="layout" svg:width="15.239cm" svg:height="11.429cm" svg:x="1.905cm" svg:y="12.065cm" presentation:class="notes" presentation:placeholder="true" presentation:user-transformed="true">
            <draw:text-box/>
          </draw:frame>
        </presentation:notes>
      </draw:page>
      <draw:page draw:name="Bring the data to the Computation" draw:style-name="dp1" draw:master-page-name="Title_20_and_20_body" presentation:presentation-page-layout-name="AL2T1">
        <office:forms form:automatic-focus="false" form:apply-design-mode="false"/>
        <draw:frame draw:name="Shape 74" presentation:style-name="pr4" draw:text-style-name="P3" draw:layer="layout" svg:width="23.667cm" svg:height="1.59cm" svg:x="0.866cm" svg:y="1.236cm" presentation:class="title" presentation:user-transformed="true">
          <draw:text-box>
            <text:p text:style-name="P5"><text:span text:style-name="T3">Bring the data to the Computation</text:span></text:p>
          </draw:text-box>
        </draw:frame>
        <draw:frame draw:name="Shape 75" presentation:style-name="pr5" draw:text-style-name="P7" draw:layer="layout" svg:width="23.667cm" svg:height="9.489cm" svg:x="0.866cm" svg:y="3.201cm" presentation:class="outline" presentation:user-transformed="true">
          <draw:text-box>
            <text:p text:style-name="P6"><text:span text:style-name="T4">The ‘OLD’ way automated</text:span></text:p>
            <text:p text:style-name="P6"><text:span text:style-name="T4">DEMO</text:span></text:p>
          </draw:text-box>
        </draw:frame>
        <presentation:notes draw:style-name="dp2">
          <draw:page-thumbnail draw:name="Shape 71" draw:style-name="gr1" draw:layer="layout" svg:width="16.932cm" svg:height="9.524cm" svg:x="1.059cm" svg:y="1.905cm" draw:page-number="4" presentation:class="page"/>
          <draw:frame draw:name="Shape 72" presentation:style-name="pr6" draw:text-style-name="P4" draw:layer="layout" svg:width="15.239cm" svg:height="11.429cm" svg:x="1.905cm" svg:y="12.065cm" presentation:class="notes" presentation:placeholder="true" presentation:user-transformed="true">
            <draw:text-box/>
          </draw:frame>
        </presentation:notes>
      </draw:page>
      <draw:page draw:name="Work Flow" draw:style-name="dp1" draw:master-page-name="Title_20_and_20_body" presentation:presentation-page-layout-name="AL2T1">
        <office:forms form:automatic-focus="false" form:apply-design-mode="false"/>
        <draw:frame draw:name="Shape 80" presentation:style-name="pr4" draw:text-style-name="P3" draw:layer="layout" svg:width="6.236cm" svg:height="1.59cm" svg:x="0.866cm" svg:y="1.236cm" presentation:class="title" presentation:user-transformed="true">
          <draw:text-box>
            <text:p text:style-name="P5"><text:span text:style-name="T6">Work Flow</text:span></text:p>
          </draw:text-box>
        </draw:frame>
        <draw:custom-shape draw:name="Shape 81" draw:style-name="gr4" draw:text-style-name="P8" draw:layer="layout" svg:width="1.621cm" svg:height="1.317cm" svg:x="1.293cm" svg:y="4.106cm">
          <text:p text:style-name="P5"><text:span text:style-name="T5"/></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82" draw:style-name="gr4" draw:text-style-name="P8" draw:layer="layout" svg:width="1.621cm" svg:height="1.317cm" svg:x="1.293cm" svg:y="5.847cm">
          <text:p text:style-name="P5"><text:span text:style-name="T5"/></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83" draw:style-name="gr4" draw:text-style-name="P8" draw:layer="layout" svg:width="1.621cm" svg:height="1.317cm" svg:x="1.293cm" svg:y="7.587cm">
          <text:p text:style-name="P5"><text:span text:style-name="T5"/></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84" draw:style-name="gr4" draw:text-style-name="P8" draw:layer="layout" svg:width="1.621cm" svg:height="1.317cm" svg:x="1.293cm" svg:y="9.497cm">
          <text:p text:style-name="P5"><text:span text:style-name="T5"/></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85" draw:style-name="gr4" draw:text-style-name="P8" draw:layer="layout" svg:width="1.621cm" svg:height="1.317cm" svg:x="1.293cm" svg:y="11.812cm">
          <text:p text:style-name="P5"><text:span text:style-name="T5"/></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86" draw:style-name="gr4" draw:text-style-name="P8" draw:layer="layout" svg:width="1.621cm" svg:height="1.317cm" svg:x="21.109cm" svg:y="3.16cm">
          <text:p text:style-name="P5"><text:span text:style-name="T5"/></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87" draw:style-name="gr5" draw:text-style-name="P8" draw:layer="layout" svg:width="5.24cm" svg:height="1.147cm" svg:x="6.965cm" svg:y="2.827cm">
          <text:p text:style-name="P5"><text:span text:style-name="T5">Sensor SC</text:span></text:p>
          <draw:enhanced-geometry draw:mirror-horizontal="false" draw:mirror-vertical="false" svg:viewBox="0 0 0 0" draw:text-areas="?f11 ?f11 ?f12 ?f13"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Shape 88" draw:style-name="gr5" draw:text-style-name="P8" draw:layer="layout" svg:width="5.24cm" svg:height="1.147cm" svg:x="6.572cm" svg:y="5.931cm">
          <text:p text:style-name="P5"><text:span text:style-name="T5">Storage SC</text:span></text:p>
          <text:p text:style-name="P5"><text:span text:style-name="T5">Permissions</text:span></text:p>
          <draw:enhanced-geometry draw:mirror-horizontal="false" draw:mirror-vertical="false" svg:viewBox="0 0 0 0" draw:text-areas="?f11 ?f11 ?f12 ?f13"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Shape 89" draw:style-name="gr5" draw:text-style-name="P8" draw:layer="layout" svg:width="5.24cm" svg:height="1.147cm" svg:x="19.671cm" svg:y="9.497cm">
          <text:p text:style-name="P5"><text:span text:style-name="T5">Compute SC</text:span></text:p>
          <draw:enhanced-geometry draw:mirror-horizontal="false" draw:mirror-vertical="false" svg:viewBox="0 0 0 0" draw:text-areas="?f11 ?f11 ?f12 ?f13"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Shape 90" draw:style-name="gr5" draw:text-style-name="P8" draw:layer="layout" svg:width="2.532cm" svg:height="2.33cm" svg:x="3.691cm" svg:y="3.653cm">
          <text:p text:style-name="P5"><text:span text:style-name="T5">Data</text:span></text:p>
          <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Shape 91" draw:style-name="gr6" draw:text-style-name="P8" draw:layer="layout" svg:width="3.231cm" svg:height="1.59cm" svg:x="22.108cm" svg:y="12.442cm">
          <text:p text:style-name="P5"><text:span text:style-name="T7">Sampling &amp; Scoring Protocol </text:span></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Shape 92" draw:style-name="gr7" draw:text-style-name="P8" draw:layer="layout" svg:width="3.715cm" svg:height="1.147cm" svg:x="20.309cm" svg:y="2.012cm">
          <text:p text:style-name="P5"><text:span text:style-name="T5">Research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3" draw:style-name="gr5" draw:text-style-name="P8" draw:layer="layout" svg:width="5.24cm" svg:height="1.147cm" svg:x="18.784cm" svg:y="7.08cm">
          <text:p text:style-name="P5"><text:span text:style-name="T5">Dmap SC</text:span></text:p>
          <draw:enhanced-geometry draw:mirror-horizontal="false" draw:mirror-vertical="false" svg:viewBox="0 0 0 0" draw:text-areas="?f11 ?f11 ?f12 ?f13"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Shape 94" draw:style-name="gr4" draw:text-style-name="P8" draw:layer="layout" svg:width="1.62cm" svg:height="0.438cm" draw:transform="rotate (0.556585498460992) translate (6.289cm 4.804cm)">
          <text:p text:style-name="P5"><text:span text:style-name="T5"/></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95" draw:style-name="gr4" draw:text-style-name="P8" draw:layer="layout" svg:width="0.54cm" svg:height="1.317cm" svg:x="8.352cm" svg:y="4.343cm">
          <text:p text:style-name="P5"><text:span text:style-name="T5"/></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hape 96" draw:style-name="gr4" draw:text-style-name="P8" draw:layer="layout" svg:width="0.54cm" svg:height="1.317cm" svg:x="21.649cm" svg:y="4.833cm">
          <text:p text:style-name="P5"><text:span text:style-name="T5"/></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hape 97" draw:style-name="gr4" draw:text-style-name="P8" draw:layer="layout" svg:width="6.235cm" svg:height="0.638cm" draw:transform="rotate (-0.256912465893566) translate (12.534cm 6.27cm)">
          <text:p text:style-name="P5"><text:span text:style-name="T5"/></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98" draw:style-name="gr7" draw:text-style-name="P8" draw:layer="layout" svg:width="2.158cm" svg:height="1.147cm" svg:x="1.093cm" svg:y="3.039cm">
          <text:p text:style-name="P5"><text:span text:style-name="T5">Pe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9" draw:style-name="gr4" draw:text-style-name="P8" draw:layer="layout" svg:width="0.54cm" svg:height="3.476cm" svg:x="4.687cm" svg:y="6.27cm">
          <text:p text:style-name="P5"><text:span text:style-name="T5"/></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hape 100" draw:style-name="gr4" draw:text-style-name="P8" draw:layer="layout" svg:width="14.456cm" svg:height="0.472cm" svg:x="4.941cm" svg:y="9.781cm">
          <text:p text:style-name="P5"><text:span text:style-name="T5"/></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01" draw:style-name="gr4" draw:text-style-name="P8" draw:layer="layout" svg:width="0.54cm" svg:height="1.821cm" svg:x="20.838cm" svg:y="10.83cm">
          <text:p text:style-name="P5"><text:span text:style-name="T5"/></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hape 102" draw:style-name="gr4" draw:text-style-name="P8" draw:layer="layout" svg:width="4.302cm" svg:height="0.638cm" svg:x="16.865cm" svg:y="12.374cm">
          <text:p text:style-name="P5"><text:span text:style-name="T5"/></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103" draw:style-name="gr7" draw:text-style-name="P8" draw:layer="layout" svg:width="3.715cm" svg:height="1.147cm" svg:x="16.087cm" svg:y="5.66cm">
          <text:p text:style-name="P5"><text:span text:style-name="T5">Sends invi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4" draw:style-name="gr4" draw:text-style-name="P8" draw:layer="layout" svg:width="0.54cm" svg:height="1.821cm" svg:x="24.013cm" svg:y="10.618cm">
          <text:p text:style-name="P5"><text:span text:style-name="T5"/></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hape 105" draw:style-name="gr5" draw:text-style-name="P8" draw:layer="layout" svg:width="4.302cm" svg:height="2.33cm" svg:x="12.72cm" svg:y="11.416cm">
          <text:p text:style-name="P5"><text:span text:style-name="T5">Publish</text:span></text:p>
          <draw:enhanced-geometry draw:mirror-horizontal="false" draw:mirror-vertical="false" svg:viewBox="0 0 0 0" draw:text-areas="?f13 ?f14 ?f15 ?f16" draw:type="ooxml-parallelogram" draw:modifiers="25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Shape 106" draw:style-name="gr4" draw:text-style-name="P8" draw:layer="layout" svg:width="1.422cm" svg:height="0.638cm" svg:x="11.445cm" svg:y="12.374cm">
          <text:p text:style-name="P5"><text:span text:style-name="T5"/></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107" draw:style-name="gr5" draw:text-style-name="P8" draw:layer="layout" svg:width="4.302cm" svg:height="2.33cm" svg:x="7.428cm" svg:y="11.416cm">
          <text:p text:style-name="P5"><text:span text:style-name="T5">Peer review</text:span></text:p>
          <draw:enhanced-geometry draw:mirror-horizontal="false" draw:mirror-vertical="false" svg:viewBox="0 0 0 0" draw:text-areas="?f13 ?f14 ?f15 ?f16" draw:type="ooxml-parallelogram" draw:modifiers="25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presentation:notes draw:style-name="dp2">
          <draw:page-thumbnail draw:name="Shape 77" draw:style-name="gr1" draw:layer="layout" svg:width="16.932cm" svg:height="9.524cm" svg:x="1.059cm" svg:y="1.905cm" draw:page-number="5" presentation:class="page"/>
          <draw:frame draw:name="Shape 78" presentation:style-name="pr6" draw:text-style-name="P4" draw:layer="layout" svg:width="15.239cm" svg:height="11.429cm" svg:x="1.905cm" svg:y="12.065cm" presentation:class="notes" presentation:placeholder="true" presentation:user-transformed="true">
            <draw:text-box/>
          </draw:frame>
        </presentation:notes>
      </draw:page>
      <draw:page draw:name="Bring computation to Data" draw:style-name="dp1" draw:master-page-name="Title_20_and_20_body" presentation:presentation-page-layout-name="AL2T1">
        <office:forms form:automatic-focus="false" form:apply-design-mode="false"/>
        <draw:frame draw:name="Shape 112" presentation:style-name="pr4" draw:text-style-name="P3" draw:layer="layout" svg:width="23.667cm" svg:height="1.59cm" svg:x="0.866cm" svg:y="1.236cm" presentation:class="title" presentation:user-transformed="true">
          <draw:text-box>
            <text:p text:style-name="P5"><text:span text:style-name="T8">Bring computation to Data</text:span></text:p>
          </draw:text-box>
        </draw:frame>
        <draw:frame draw:name="Shape 113" presentation:style-name="pr5" draw:text-style-name="P7" draw:layer="layout" svg:width="23.667cm" svg:height="9.489cm" svg:x="0.866cm" svg:y="3.201cm" presentation:class="outline" presentation:user-transformed="true">
          <draw:text-box>
            <text:p text:style-name="P6"><text:span text:style-name="T4">New Peer to Peer Way</text:span></text:p>
            <text:p text:style-name="P6"><text:span text:style-name="T4">Complete automation</text:span></text:p>
            <text:p text:style-name="P6"><text:span text:style-name="T4">Eliminate Bias</text:span></text:p>
            <text:p text:style-name="P6"><text:span text:style-name="T4">Blockchain secured</text:span></text:p>
          </draw:text-box>
        </draw:frame>
        <presentation:notes draw:style-name="dp2">
          <draw:page-thumbnail draw:name="Shape 109" draw:style-name="gr1" draw:layer="layout" svg:width="16.932cm" svg:height="9.524cm" svg:x="1.059cm" svg:y="1.905cm" draw:page-number="6" presentation:class="page"/>
          <draw:frame draw:name="Shape 110" presentation:style-name="pr6" draw:text-style-name="P4" draw:layer="layout" svg:width="15.239cm" svg:height="11.429cm" svg:x="1.905cm" svg:y="12.065cm" presentation:class="notes" presentation:placeholder="true" presentation:user-transformed="true">
            <draw:text-box/>
          </draw:frame>
        </presentation:notes>
      </draw:page>
      <draw:page draw:name="Process Architecture &amp; Flow" draw:style-name="dp1" draw:master-page-name="Title_20_and_20_body" presentation:presentation-page-layout-name="AL2T1">
        <office:forms form:automatic-focus="false" form:apply-design-mode="false"/>
        <draw:custom-shape draw:name="Shape 118" draw:style-name="gr8" draw:text-style-name="P8" draw:layer="layout" svg:width="6.931cm" svg:height="6.296cm" svg:x="8.111cm" svg:y="6.274cm">
          <text:p text:style-name="P5"><text:span text:style-name="T5"/></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Shape 119" presentation:style-name="pr4" draw:text-style-name="P3" draw:layer="layout" svg:width="23.667cm" svg:height="1.59cm" svg:x="0.866cm" svg:y="1.236cm" presentation:class="title" presentation:user-transformed="true">
          <draw:text-box>
            <text:p text:style-name="P5"><text:span text:style-name="T6">Process Architecture &amp; Flow</text:span></text:p>
          </draw:text-box>
        </draw:frame>
        <draw:custom-shape draw:name="Shape 120" draw:style-name="gr5" draw:text-style-name="P8" draw:layer="layout" svg:width="5.377cm" svg:height="1.487cm" svg:x="1.654cm" svg:y="11.824cm">
          <text:p text:style-name="P5"><text:span text:style-name="T5">Dmaps SC</text:span></text:p>
          <draw:enhanced-geometry draw:mirror-horizontal="false" draw:mirror-vertical="false" svg:viewBox="0 0 0 0" draw:text-areas="?f18 ?f20 ?f19 ?f21"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Shape 121" draw:style-name="gr5" draw:text-style-name="P8" draw:layer="layout" svg:width="5.377cm" svg:height="1.487cm" svg:x="1.371cm" svg:y="4.528cm">
          <text:p text:style-name="P5"><text:span text:style-name="T5">Sensor SC</text:span></text:p>
          <draw:enhanced-geometry draw:mirror-horizontal="false" draw:mirror-vertical="false" svg:viewBox="0 0 0 0" draw:text-areas="?f18 ?f20 ?f19 ?f21"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Shape 122" draw:style-name="gr6" draw:text-style-name="P8" draw:layer="layout" svg:width="4.766cm" svg:height="3.662cm" svg:x="16.997cm" svg:y="4.154cm">
          <text:p text:style-name="P5"><text:span text:style-name="T5">Sampling</text:span></text:p>
          <text:p text:style-name="P5"><text:span text:style-name="T5"><text:s text:c="5"/></text:span><text:span text:style-name="T5">&amp;</text:span></text:p>
          <text:p text:style-name="P5"><text:span text:style-name="T5">Scoring</text:span></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Shape 123" draw:style-name="gr5" draw:text-style-name="P8" draw:layer="layout" svg:width="2.802cm" svg:height="0.952cm" svg:x="15.837cm" svg:y="9.82cm">
          <text:p text:style-name="P5"><text:span text:style-name="T5">Master 1</text:span></text:p>
          <draw:enhanced-geometry draw:mirror-horizontal="false" draw:mirror-vertical="false" svg:viewBox="0 0 0 0" draw:text-areas="0 0 ?f5 ?f8" draw:type="ooxml-round1Rect" draw:modifiers="16667"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position="?f3 0" draw:handle-range-x-maximum="50000" draw:handle-range-x-minimum="0"/>
          </draw:enhanced-geometry>
        </draw:custom-shape>
        <draw:custom-shape draw:name="Shape 124" draw:style-name="gr5" draw:text-style-name="P8" draw:layer="layout" svg:width="2.802cm" svg:height="0.952cm" svg:x="18.961cm" svg:y="9.82cm">
          <text:p text:style-name="P5"><text:span text:style-name="T5">Master2</text:span></text:p>
          <draw:enhanced-geometry draw:mirror-horizontal="false" draw:mirror-vertical="false" svg:viewBox="0 0 0 0" draw:text-areas="0 0 ?f5 ?f8" draw:type="ooxml-round1Rect" draw:modifiers="16667"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position="?f3 0" draw:handle-range-x-maximum="50000" draw:handle-range-x-minimum="0"/>
          </draw:enhanced-geometry>
        </draw:custom-shape>
        <draw:custom-shape draw:name="Shape 125" draw:style-name="gr5" draw:text-style-name="P8" draw:layer="layout" svg:width="2.802cm" svg:height="0.952cm" svg:x="22.136cm" svg:y="9.82cm">
          <text:p text:style-name="P5"><text:span text:style-name="T5">Master 3</text:span></text:p>
          <draw:enhanced-geometry draw:mirror-horizontal="false" draw:mirror-vertical="false" svg:viewBox="0 0 0 0" draw:text-areas="0 0 ?f5 ?f8" draw:type="ooxml-round1Rect" draw:modifiers="16667"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position="?f3 0" draw:handle-range-x-maximum="50000" draw:handle-range-x-minimum="0"/>
          </draw:enhanced-geometry>
        </draw:custom-shape>
        <draw:custom-shape draw:name="Shape 126" draw:style-name="gr5" draw:text-style-name="P8" draw:layer="layout" svg:width="2.116cm" svg:height="0.529cm" svg:x="16.26cm" svg:y="11.09cm">
          <text:p text:style-name="P5"><text:span text:style-name="T9">A 1</text:span></text:p>
          <draw:enhanced-geometry draw:mirror-horizontal="false" draw:mirror-vertical="false" svg:viewBox="0 0 0 0" draw:text-areas="0 0 ?f5 ?f8" draw:type="ooxml-round1Rect" draw:modifiers="16667"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position="?f3 0" draw:handle-range-x-maximum="50000" draw:handle-range-x-minimum="0"/>
          </draw:enhanced-geometry>
        </draw:custom-shape>
        <draw:custom-shape draw:name="Shape 127" draw:style-name="gr5" draw:text-style-name="P8" draw:layer="layout" svg:width="5.377cm" svg:height="1.487cm" svg:x="0.231cm" svg:y="8.206cm">
          <text:p text:style-name="P5"><text:span text:style-name="T5">Storage SC</text:span></text:p>
          <draw:enhanced-geometry draw:mirror-horizontal="false" draw:mirror-vertical="false" svg:viewBox="0 0 0 0" draw:text-areas="?f18 ?f20 ?f19 ?f21"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Shape 128" draw:style-name="gr5" draw:text-style-name="P8" draw:layer="layout" svg:width="2.116cm" svg:height="0.529cm" svg:x="16.26cm" svg:y="11.936cm">
          <text:p text:style-name="P5"><text:span text:style-name="T5">A 2</text:span></text:p>
          <draw:enhanced-geometry draw:mirror-horizontal="false" draw:mirror-vertical="false" svg:viewBox="0 0 0 0" draw:text-areas="0 0 ?f5 ?f8" draw:type="ooxml-round1Rect" draw:modifiers="16667"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position="?f3 0" draw:handle-range-x-maximum="50000" draw:handle-range-x-minimum="0"/>
          </draw:enhanced-geometry>
        </draw:custom-shape>
        <draw:custom-shape draw:name="Shape 129" draw:style-name="gr5" draw:text-style-name="P8" draw:layer="layout" svg:width="2.116cm" svg:height="0.529cm" svg:x="16.26cm" svg:y="12.783cm">
          <text:p text:style-name="P5"><text:span text:style-name="T5">A 3 etc</text:span></text:p>
          <draw:enhanced-geometry draw:mirror-horizontal="false" draw:mirror-vertical="false" svg:viewBox="0 0 0 0" draw:text-areas="0 0 ?f5 ?f8" draw:type="ooxml-round1Rect" draw:modifiers="16667"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position="?f3 0" draw:handle-range-x-maximum="50000" draw:handle-range-x-minimum="0"/>
          </draw:enhanced-geometry>
        </draw:custom-shape>
        <draw:custom-shape draw:name="Shape 130" draw:style-name="gr5" draw:text-style-name="P8" draw:layer="layout" svg:width="2.116cm" svg:height="0.529cm" svg:x="19.304cm" svg:y="11.09cm">
          <text:p text:style-name="P5"><text:span text:style-name="T5">B1</text:span></text:p>
          <draw:enhanced-geometry draw:mirror-horizontal="false" draw:mirror-vertical="false" svg:viewBox="0 0 0 0" draw:text-areas="0 0 ?f5 ?f8" draw:type="ooxml-round1Rect" draw:modifiers="16667"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position="?f3 0" draw:handle-range-x-maximum="50000" draw:handle-range-x-minimum="0"/>
          </draw:enhanced-geometry>
        </draw:custom-shape>
        <draw:custom-shape draw:name="Shape 131" draw:style-name="gr5" draw:text-style-name="P8" draw:layer="layout" svg:width="2.116cm" svg:height="0.529cm" svg:x="22.479cm" svg:y="11.513cm">
          <text:p text:style-name="P5"><text:span text:style-name="T5">C1</text:span></text:p>
          <draw:enhanced-geometry draw:mirror-horizontal="false" draw:mirror-vertical="false" svg:viewBox="0 0 0 0" draw:text-areas="0 0 ?f5 ?f8" draw:type="ooxml-round1Rect" draw:modifiers="16667"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position="?f3 0" draw:handle-range-x-maximum="50000" draw:handle-range-x-minimum="0"/>
          </draw:enhanced-geometry>
        </draw:custom-shape>
        <draw:custom-shape draw:name="Shape 132" draw:style-name="gr5" draw:text-style-name="P8" draw:layer="layout" svg:width="2.116cm" svg:height="0.529cm" svg:x="22.479cm" svg:y="12.571cm">
          <text:p text:style-name="P5"><text:span text:style-name="T5">C2</text:span></text:p>
          <draw:enhanced-geometry draw:mirror-horizontal="false" draw:mirror-vertical="false" svg:viewBox="0 0 0 0" draw:text-areas="0 0 ?f5 ?f8" draw:type="ooxml-round1Rect" draw:modifiers="16667"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position="?f3 0" draw:handle-range-x-maximum="50000" draw:handle-range-x-minimum="0"/>
          </draw:enhanced-geometry>
        </draw:custom-shape>
        <draw:custom-shape draw:name="Shape 133" draw:style-name="gr5" draw:text-style-name="P8" draw:layer="layout" svg:width="2.116cm" svg:height="0.529cm" svg:x="22.479cm" svg:y="13.418cm">
          <text:p text:style-name="P5"><text:span text:style-name="T5">C3 </text:span></text:p>
          <draw:enhanced-geometry draw:mirror-horizontal="false" draw:mirror-vertical="false" svg:viewBox="0 0 0 0" draw:text-areas="0 0 ?f5 ?f8" draw:type="ooxml-round1Rect" draw:modifiers="16667"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position="?f3 0" draw:handle-range-x-maximum="50000" draw:handle-range-x-minimum="0"/>
          </draw:enhanced-geometry>
        </draw:custom-shape>
        <draw:custom-shape draw:name="Shape 134" draw:style-name="gr5" draw:text-style-name="P8" draw:layer="layout" svg:width="5.377cm" svg:height="1.487cm" svg:x="0.337cm" svg:y="10.028cm">
          <text:p text:style-name="P5"><text:span text:style-name="T5">Compute SC</text:span></text:p>
          <draw:enhanced-geometry draw:mirror-horizontal="false" draw:mirror-vertical="false" svg:viewBox="0 0 0 0" draw:text-areas="?f18 ?f20 ?f19 ?f21"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Shape 135" draw:style-name="gr7" draw:text-style-name="P8" draw:layer="layout" svg:width="5.502cm" svg:height="0.528cm" svg:x="18.959cm" svg:y="8.603cm">
          <text:p text:style-name="P5"><text:span text:style-name="T10">Blockch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6" draw:style-name="gr7" draw:text-style-name="P8" draw:layer="layout" svg:width="6.642cm" svg:height="0.952cm" svg:x="16.855cm" svg:y="3.095cm">
          <text:p text:style-name="P5"><text:span text:style-name="T11">DSENSOR PROTOC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 draw:style-name="gr7" draw:text-style-name="P8" draw:layer="layout" svg:width="6.642cm" svg:height="0.952cm" svg:x="9.379cm" svg:y="4.951cm">
          <text:p text:style-name="P5"><text:span text:style-name="T11">MESSAGING CYC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4" draw:text-style-name="P8" draw:layer="layout" svg:width="1.323cm" svg:height="0.952cm" draw:transform="rotate (-1.08908545324446) translate (15.292cm 6.579cm)">
          <text:p text:style-name="P5"><text:span text:style-name="T5"/></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39" draw:style-name="gr4" draw:text-style-name="P8" draw:layer="layout" svg:width="1.322cm" svg:height="0.983cm" draw:transform="rotate (-1.82997772071605) translate (14.564cm 9.403cm)">
          <text:p text:style-name="P5"><text:span text:style-name="T5"/></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40" draw:style-name="gr5" draw:text-style-name="P8" draw:layer="layout" svg:width="5.377cm" svg:height="1.487cm" svg:x="0.548cm" svg:y="6.427cm">
          <text:p text:style-name="P5"><text:span text:style-name="T5">Data SC</text:span></text:p>
          <draw:enhanced-geometry draw:mirror-horizontal="false" draw:mirror-vertical="false" svg:viewBox="0 0 0 0" draw:text-areas="?f18 ?f20 ?f19 ?f21"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Shape 141" draw:style-name="gr9" draw:text-style-name="P9" draw:layer="layout" svg:width="4.012cm" svg:height="4.137cm" svg:x="9.455cm" svg:y="7.353cm">
          <text:p/>
          <draw:enhanced-geometry draw:mirror-horizontal="false" draw:mirror-vertical="false" svg:viewBox="0 0 1444700 1489800" drawooo:sub-view-size="57788 59592" draw:type="ooxml-non-primitive" draw:enhanced-path="M 23263 40 C 27605 120 27203 5025 31948 5830 36692 6634 48113 2211 51732 4865 55351 7519 52777 14918 53662 21754 54546 28589 59452 41215 57040 45880 54627 50544 44815 47489 39186 49741 33556 51992 27766 60838 23263 59391 18759 57943 16024 45317 12164 41055 8303 36792 503 37275 101 33817 -301 30358 8787 25050 9752 20306 10717 15561 3639 8725 5891 5348 8142 1970 18920 -40 23263 40 Z N"/>
        </draw:custom-shape>
        <draw:custom-shape draw:name="Shape 142" draw:style-name="gr10" draw:text-style-name="P8" draw:layer="layout" svg:width="3.717cm" svg:height="3.662cm" svg:x="9.719cm" svg:y="7.426cm">
          <text:p text:style-name="P5"><text:span text:style-name="T5"/></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3" draw:style-name="gr11" draw:text-style-name="P8" draw:layer="layout" svg:width="2.116cm" svg:height="1.59cm" svg:x="10.625cm" svg:y="8.506cm">
          <text:p text:style-name="P5"><text:span text:style-name="T5"/></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Shape 144" draw:style-name="gr12" draw:text-style-name="P8" draw:layer="layout" svg:width="1.837cm" svg:height="0.529cm" svg:x="13.475cm" svg:y="8.68cm">
          <text:p text:style-name="P5"><text:span text:style-name="T9">DHT</text:span></text:p>
          <draw:enhanced-geometry draw:mirror-horizontal="false" draw:mirror-vertical="false" svg:viewBox="0 0 0 0" draw:text-areas="0 0 ?f5 ?f8" draw:type="ooxml-round1Rect" draw:modifiers="16667"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position="?f3 0" draw:handle-range-x-maximum="50000" draw:handle-range-x-minimum="0"/>
          </draw:enhanced-geometry>
        </draw:custom-shape>
        <draw:custom-shape draw:name="Shape 145" draw:style-name="gr5" draw:text-style-name="P8" draw:layer="layout" svg:width="2.116cm" svg:height="0.529cm" svg:x="13.297cm" svg:y="6.01cm">
          <text:p text:style-name="P5"><text:span text:style-name="T9">events</text:span></text:p>
          <draw:enhanced-geometry draw:mirror-horizontal="false" draw:mirror-vertical="false" svg:viewBox="0 0 0 0" draw:text-areas="0 0 ?f5 ?f8" draw:type="ooxml-round1Rect" draw:modifiers="16667"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position="?f3 0" draw:handle-range-x-maximum="50000" draw:handle-range-x-minimum="0"/>
          </draw:enhanced-geometry>
        </draw:custom-shape>
        <presentation:notes draw:style-name="dp2">
          <draw:page-thumbnail draw:name="Shape 115" draw:style-name="gr1" draw:layer="layout" svg:width="16.932cm" svg:height="9.524cm" svg:x="1.059cm" svg:y="1.905cm" draw:page-number="7" presentation:class="page"/>
          <draw:frame draw:name="Shape 116" presentation:style-name="pr6" draw:text-style-name="P4" draw:layer="layout" svg:width="15.239cm" svg:height="11.429cm" svg:x="1.905cm" svg:y="12.065cm" presentation:class="notes" presentation:placeholder="true" presentation:user-transformed="true">
            <draw:text-box/>
          </draw:frame>
        </presentation:notes>
      </draw:page>
      <draw:page draw:name="Summary" draw:style-name="dp1" draw:master-page-name="Title_20_and_20_body" presentation:presentation-page-layout-name="AL2T1">
        <draw:frame draw:name="Shape 150" presentation:style-name="pr4" draw:text-style-name="P3" draw:layer="layout" svg:width="23.667cm" svg:height="1.59cm" svg:x="0.866cm" svg:y="1.236cm" presentation:class="title" presentation:user-transformed="true">
          <draw:text-box>
            <text:p text:style-name="P5"><text:span text:style-name="T6">Summary</text:span></text:p>
          </draw:text-box>
        </draw:frame>
        <draw:frame draw:name="Shape 151" presentation:style-name="pr5" draw:text-style-name="P7" draw:layer="layout" svg:width="23.667cm" svg:height="9.489cm" svg:x="0.866cm" svg:y="3.201cm" presentation:class="outline" presentation:user-transformed="true">
          <draw:text-box>
            <text:p text:style-name="P6"><text:span text:style-name="T12">Fit to add value to existing workflow</text:span></text:p>
            <text:p text:style-name="P6"><text:span text:style-name="T12">New foundations for science 21st century</text:span></text:p>
            <text:p text:style-name="P6"><text:span text:style-name="T12">Evidence based unbiased validation</text:span></text:p>
            <text:p text:style-name="P6"><text:span text:style-name="T12">Open innovation</text:span></text:p>
            <text:p text:style-name="P6"><text:span text:style-name="T12"/></text:p>
          </draw:text-box>
        </draw:frame>
        <presentation:notes draw:style-name="dp2">
          <draw:page-thumbnail draw:name="Shape 147" draw:style-name="gr1" draw:layer="layout" svg:width="16.932cm" svg:height="9.524cm" svg:x="1.059cm" svg:y="1.905cm" draw:page-number="8" presentation:class="page"/>
          <draw:frame draw:name="Shape 148" presentation:style-name="pr6"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pitch="variable"/>
    <style:font-face style:name="Caladea1" svg:font-family="Caladea" style:font-pitch="variable"/>
    <style:font-face style:name="Arial2" svg:font-family="Arial" style:font-family-generic="roman" style:font-pitch="variable"/>
    <style:font-face style:name="Caladea" svg:font-family="Caladea" style:font-family-generic="roman" style:font-pitch="variable"/>
    <style:font-face style:name="Liberation Sans" svg:font-family="'Liberation Sans'" style:font-family-generic="roman" style:font-pitch="variable"/>
    <style:font-face style:name="Arial3" svg:font-family="Arial" style:font-family-generic="system" style:font-pitch="variable"/>
    <style:font-face style:name="Caladea2" svg:font-family="Calade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ffffff"/>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20_and_20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20_and_20_body-backgroundobjects">
      <style:graphic-properties draw:stroke="none" draw:fill="none" draw:fill-color="#ffffff" draw:auto-grow-height="false" fo:min-height="1.27cm"/>
    </style:style>
    <style:style style:name="Mpr8" style:family="presentation" style:parent-style-name="Title_20_and_20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52pt"/>
    </style:style>
    <style:style style:name="MP4"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5" style:family="paragraph">
      <style:paragraph-properties fo:text-align="start" style:font-independent-line-spacing="true"/>
      <style:text-properties fo:font-size="14pt" style:font-size-asian="14pt" style:font-size-complex="14pt"/>
    </style:style>
    <style:style style:name="MP6" style:family="paragraph">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Shape 10" presentation:style-name="Mpr1" draw:text-style-name="MP3" draw:layer="backgroundobjects" svg:width="23.667cm" svg:height="5.701cm" svg:x="0.866cm" svg:y="2.068cm" presentation:class="title" presentation:user-transformed="true">
        <draw:text-box>
          <text:p/>
        </draw:text-box>
      </draw:frame>
      <draw:frame draw:name="Shape 12" presentation:style-name="Mpr2" draw:text-style-name="MP5" draw:layer="backgroundobjects" svg:width="1.523cm" svg:height="1.092cm" svg:x="23.535cm" svg:y="12.953cm" presentation:class="page-number" presentation:user-transformed="true">
        <draw:text-box>
          <text:p text:style-name="MP4"><text:span text:style-name="MT2"><text:page-number>&lt;number&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body" style:display-name="Title and body" style:page-layout-name="PM1" draw:style-name="Mdp1">
      <draw:frame draw:name="Shape 17" presentation:style-name="Mpr5" draw:text-style-name="MP6" draw:layer="backgroundobjects" svg:width="23.667cm" svg:height="1.59cm" svg:x="0.866cm" svg:y="1.236cm" presentation:class="title" presentation:user-transformed="true">
        <draw:text-box>
          <text:p/>
        </draw:text-box>
      </draw:frame>
      <draw:frame draw:name="Shape 18" presentation:style-name="Title_20_and_20_body-outline1" draw:layer="backgroundobjects" svg:width="23.667cm" svg:height="9.489cm" svg:x="0.866cm" svg:y="3.201cm" presentation:class="outline" presentation:placeholder="true" presentation:user-transformed="true">
        <draw:text-box/>
      </draw:frame>
      <draw:frame draw:name="Shape 19" presentation:style-name="Mpr6" draw:text-style-name="MP5" draw:layer="backgroundobjects" svg:width="1.523cm" svg:height="1.092cm" svg:x="23.535cm" svg:y="12.953cm" presentation:class="page-number" presentation:user-transformed="true">
        <draw:text-box>
          <text:p text:style-name="MP4"><text:span text:style-name="MT2"><text:page-number>&lt;number&gt;</text:page-number></text:span></text:p>
        </draw:text-box>
      </draw:frame>
      <presentation:notes style:page-layout-name="PM2">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text:span text:style-name="MT1"><presentation:header/></text:span></text:p>
          </draw:text-box>
        </draw:frame>
        <draw:frame presentation:style-name="Mpr7" draw:text-style-name="MP2" draw:layer="backgroundobjects" svg:width="8.266cm" svg:height="1.269cm" svg:x="10.783cm" svg:y="0cm" presentation:class="date-time">
          <draw:text-box>
            <text:p text:style-name="MP2"><text:span text:style-name="MT1"><presentation:date-time/></text:span></text:p>
          </draw:text-box>
        </draw:frame>
        <draw:frame presentation:style-name="Mpr8" draw:text-style-name="MP1" draw:layer="backgroundobjects" svg:width="8.266cm" svg:height="1.269cm" svg:x="0cm" svg:y="24.13cm" presentation:class="footer">
          <draw:text-box>
            <text:p text:style-name="MP1"><text:span text:style-name="MT1"><presentation:footer/></text:span></text:p>
          </draw:text-box>
        </draw:frame>
        <draw:frame presentation:style-name="Mpr8"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meta:document-statistic meta:object-count="114"/>
  </office:meta>
</office:document-meta>
</file>